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style:font-name="Calibri" officeooo:paragraph-rsid="001a4e7d"/>
    </style:style>
    <style:style style:name="P2" style:family="paragraph" style:parent-style-name="Title">
      <style:text-properties style:font-name="Calibri" officeooo:rsid="001a4e7d" officeooo:paragraph-rsid="001a4e7d"/>
    </style:style>
    <style:style style:name="P3" style:family="paragraph" style:parent-style-name="Standard">
      <style:paragraph-properties fo:line-height="100%"/>
      <style:text-properties style:font-name="Calibri" officeooo:rsid="001892c2" officeooo:paragraph-rsid="001892c2"/>
    </style:style>
    <style:style style:name="P4" style:family="paragraph" style:parent-style-name="Text_20_body">
      <style:paragraph-properties fo:line-height="100%"/>
      <style:text-properties style:font-name="Calibri" officeooo:rsid="001892c2" officeooo:paragraph-rsid="001892c2"/>
    </style:style>
    <style:style style:name="P5" style:family="paragraph" style:parent-style-name="Text_20_body">
      <style:paragraph-properties fo:line-height="100%"/>
      <style:text-properties officeooo:rsid="001892c2" officeooo:paragraph-rsid="001892c2"/>
    </style:style>
    <style:style style:name="P6" style:family="paragraph" style:parent-style-name="Text_20_body">
      <style:paragraph-properties fo:line-height="100%"/>
      <style:text-properties style:font-name="Calibri" officeooo:rsid="001892c2" officeooo:paragraph-rsid="001bbf26"/>
    </style:style>
    <style:style style:name="P7" style:family="paragraph" style:parent-style-name="Text_20_body" style:list-style-name="L1">
      <style:paragraph-properties fo:line-height="100%"/>
      <style:text-properties style:font-name="Calibri" officeooo:rsid="001892c2" officeooo:paragraph-rsid="0036cca5"/>
    </style:style>
    <style:style style:name="P8" style:family="paragraph" style:parent-style-name="Text_20_body" style:list-style-name="L1">
      <style:paragraph-properties fo:line-height="100%"/>
      <style:text-properties style:font-name="Calibri" officeooo:rsid="0036cca5" officeooo:paragraph-rsid="0036cca5"/>
    </style:style>
    <style:style style:name="P9" style:family="paragraph" style:parent-style-name="Text_20_body">
      <style:paragraph-properties fo:line-height="100%"/>
      <style:text-properties style:font-name="Calibri" officeooo:rsid="00379690" officeooo:paragraph-rsid="00379690"/>
    </style:style>
    <style:style style:name="P10" style:family="paragraph" style:parent-style-name="Heading_20_4">
      <style:text-properties style:font-name="Calibri" officeooo:rsid="001892c2"/>
    </style:style>
    <style:style style:name="P11" style:family="paragraph" style:parent-style-name="Heading_20_1">
      <style:paragraph-properties fo:text-align="center" style:justify-single-word="false" fo:break-before="page"/>
      <style:text-properties style:font-name="Calibri"/>
    </style:style>
    <style:style style:name="P12" style:family="paragraph" style:parent-style-name="Text_20_body">
      <style:text-properties style:font-name="Calibri" officeooo:rsid="001f7f7e" officeooo:paragraph-rsid="001f7f7e"/>
    </style:style>
    <style:style style:name="P13" style:family="paragraph" style:parent-style-name="Heading_20_2">
      <style:text-properties style:font-name="Calibri"/>
    </style:style>
    <style:style style:name="P14" style:family="paragraph" style:parent-style-name="Text_20_body">
      <style:text-properties style:font-name="Calibri" officeooo:rsid="001ff6c9"/>
    </style:style>
    <style:style style:name="P15" style:family="paragraph" style:parent-style-name="Text_20_body" style:list-style-name="L2">
      <style:text-properties style:font-name="Calibri" officeooo:rsid="001f7f7e" officeooo:paragraph-rsid="001f7f7e"/>
    </style:style>
    <style:style style:name="P16" style:family="paragraph" style:parent-style-name="Text_20_body" style:list-style-name="L2">
      <style:text-properties style:font-name="Calibri" officeooo:rsid="001f7f7e" officeooo:paragraph-rsid="003985bf"/>
    </style:style>
    <style:style style:name="P17" style:family="paragraph" style:parent-style-name="Text_20_body" style:list-style-name="L2">
      <style:text-properties style:font-name="Calibri" officeooo:rsid="001f7f7e" officeooo:paragraph-rsid="003b7ade"/>
    </style:style>
    <style:style style:name="P18" style:family="paragraph" style:parent-style-name="Text_20_body" style:list-style-name="L2">
      <style:text-properties style:font-name="Calibri" officeooo:rsid="003b89fd" officeooo:paragraph-rsid="003b89fd"/>
    </style:style>
    <style:style style:name="P19" style:family="paragraph" style:parent-style-name="Text_20_body" style:list-style-name="L2">
      <style:text-properties style:font-name="Calibri" officeooo:rsid="003d4243" officeooo:paragraph-rsid="003f6b7f"/>
    </style:style>
    <style:style style:name="P20" style:family="paragraph" style:parent-style-name="Text_20_body" style:list-style-name="L2">
      <style:text-properties style:font-name="Calibri" officeooo:rsid="004137e0" officeooo:paragraph-rsid="004137e0"/>
    </style:style>
    <style:style style:name="P21" style:family="paragraph" style:parent-style-name="Text_20_body" style:list-style-name="L2">
      <style:text-properties style:font-name="Calibri" officeooo:rsid="0041654d" officeooo:paragraph-rsid="0041654d"/>
    </style:style>
    <style:style style:name="P22" style:family="paragraph" style:parent-style-name="Heading_20_2">
      <style:text-properties style:font-name="Calibri" officeooo:rsid="0027800b" officeooo:paragraph-rsid="00435a32"/>
    </style:style>
    <style:style style:name="P23" style:family="paragraph" style:parent-style-name="Text_20_body">
      <style:text-properties officeooo:paragraph-rsid="00476529"/>
    </style:style>
    <style:style style:name="P24" style:family="paragraph" style:parent-style-name="Text_20_body" style:list-style-name="L3">
      <style:text-properties officeooo:paragraph-rsid="00435a32"/>
    </style:style>
    <style:style style:name="P25" style:family="paragraph" style:parent-style-name="Text_20_body" style:list-style-name="L3">
      <style:text-properties officeooo:paragraph-rsid="0043f25c"/>
    </style:style>
    <style:style style:name="P26" style:family="paragraph" style:parent-style-name="Text_20_body" style:list-style-name="L3">
      <style:text-properties officeooo:paragraph-rsid="0045d6c5"/>
    </style:style>
    <style:style style:name="P27" style:family="paragraph" style:parent-style-name="Text_20_body" style:list-style-name="L3">
      <style:text-properties officeooo:paragraph-rsid="0046450f"/>
    </style:style>
    <style:style style:name="T1" style:family="text">
      <style:text-properties officeooo:rsid="004b3e84"/>
    </style:style>
    <style:style style:name="T2" style:family="text">
      <style:text-properties style:font-name="Calibri"/>
    </style:style>
    <style:style style:name="T3" style:family="text">
      <style:text-properties officeooo:rsid="0049bb93"/>
    </style:style>
    <style:style style:name="T4" style:family="text">
      <style:text-properties officeooo:rsid="003985bf"/>
    </style:style>
    <style:style style:name="T5" style:family="text">
      <style:text-properties officeooo:rsid="001ff6c9"/>
    </style:style>
    <style:style style:name="T6" style:family="text">
      <style:text-properties officeooo:rsid="00426cea"/>
    </style:style>
    <style:style style:name="T7" style:family="text">
      <style:text-properties fo:font-style="italic" fo:font-weight="bold" officeooo:rsid="003b89f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3c7247" style:font-style-asian="italic" style:font-weight-asian="bold" style:font-style-complex="italic" style:font-weight-complex="bold"/>
    </style:style>
    <style:style style:name="T9" style:family="text">
      <style:text-properties officeooo:rsid="003b7ade"/>
    </style:style>
    <style:style style:name="T10" style:family="text">
      <style:text-properties officeooo:rsid="003eb8e3"/>
    </style:style>
    <style:style style:name="T11" style:family="text">
      <style:text-properties officeooo:rsid="003d4243"/>
    </style:style>
    <style:style style:name="T12" style:family="text">
      <style:text-properties officeooo:rsid="003b89fd"/>
    </style:style>
    <style:style style:name="T13" style:family="text">
      <style:text-properties style:font-name="Calibri" officeooo:rsid="00435a32"/>
    </style:style>
    <style:style style:name="T14" style:family="text">
      <style:text-properties style:font-name="Calibri" officeooo:rsid="0045d6c5"/>
    </style:style>
    <style:style style:name="T15" style:family="text">
      <style:text-properties style:font-name="Calibri" officeooo:rsid="0049305f"/>
    </style:style>
    <style:style style:name="T16" style:family="text">
      <style:text-properties style:font-name="Calibri" officeooo:rsid="00476529"/>
    </style:style>
    <style:style style:name="T17" style:family="text">
      <style:text-properties style:font-name="Calibri" fo:font-style="italic" fo:font-weight="bold" officeooo:rsid="00476529" style:font-style-asian="italic" style:font-weight-asian="bold" style:font-style-complex="italic" style:font-weight-complex="bold"/>
    </style:style>
    <style:style style:name="T18" style:family="text">
      <style:text-properties style:font-name="Calibri" officeooo:rsid="004538a8"/>
    </style:style>
    <style:style style:name="T19" style:family="text">
      <style:text-properties style:font-name="Calibri" fo:font-style="italic" style:text-underline-style="none" officeooo:rsid="00435a32" style:font-style-asian="italic" style:font-style-complex="italic"/>
    </style:style>
    <style:style style:name="T20" style:family="text">
      <style:text-properties style:font-name="Calibri" officeooo:rsid="0043f25c"/>
    </style:style>
    <style:style style:name="T21" style:family="text">
      <style:text-properties style:font-name="Calibri" officeooo:rsid="0046450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</text:p>
      <text:p text:style-name="P1">Gestion d’une exploitation agricole</text:p>
      <text:p text:style-name="P2">Partie <text:span text:style-name="T1">2</text:span></text:p>
      <text:p text:style-name="P3"/>
      <text:p text:style-name="P4"><text:tab/>Dans le cadre de la gestion d’une exploitation agricole, il est essentiel de savoir analyser et mettre en forme des données de production et de vente.</text:p>
      <text:p text:style-name="P4"/>
      <text:p text:style-name="P5"><text:span text:style-name="T2"><text:tab/>Le logiciel </text:span><text:span text:style-name="Strong_20_Emphasis"><text:span text:style-name="T2">Calc</text:span></text:span><text:span text:style-name="T2"> permet d'organiser ces données, d’appliquer des formules pour en extraire des indicateurs utiles, et de créer des graphiques pour mieux visualiser les tendances.</text:span></text:p>
      <text:p text:style-name="P4"/>
      <text:p text:style-name="P6"><text:tab/>Ce devoir a pour objectif de vérifier votre maîtrise des fonctions de base de Calc à travers des activités pratiques sur des ventes de fruits et légumes.</text:p>
      <text:p text:style-name="P6"/>
      <text:p text:style-name="P6">Vous serez amené(e) à :</text:p>
      <text:p text:style-name="P4"/>
      <text:list text:style-name="L1">
        <text:list-item>
          <text:p text:style-name="P7">Exploiter des données.</text:p>
        </text:list-item>
        <text:list-item>
          <text:p text:style-name="P8">Faire ressortir des données pertinentes</text:p>
        </text:list-item>
        <text:list-item>
          <text:p text:style-name="P8">Créer des graphiques</text:p>
        </text:list-item>
      </text:list>
      <text:p text:style-name="P3"/>
      <text:p text:style-name="P9">Vous devez utiliser le fichier cré<text:span text:style-name="T3">ée</text:span> lors de la partie 1.</text:p>
      <text:h text:style-name="P10" text:outline-level="4"/>
      <text:h text:style-name="P11" text:outline-level="1">Travail demandé</text:h>
      <text:p text:style-name="P12"/>
      <text:h text:style-name="P13" text:outline-level="2">Mise en <text:span text:style-name="T4">couleur conditionnelle</text:span> <text:span text:style-name="T5">(</text:span><text:span text:style-name="T6">10</text:span><text:span text:style-name="T5"> pts)</text:span></text:h>
      <text:p text:style-name="P14"><text:tab/><text:span text:style-name="T7">Utiliser l’outil « conditionnel » afin de colore</text:span><text:span text:style-name="T8">r</text:span><text:span text:style-name="T7"> les différentes cases</text:span></text:p>
      <text:list text:style-name="L2">
        <text:list-item>
          <text:list>
            <text:list-item>
              <text:p text:style-name="P15"><text:span text:style-name="T4">Pour chaque mois, si le nombre de produit vendu est inférieur ou égal à 200, colorer la case en rouge</text:span> <text:span text:style-name="T5">(</text:span><text:span text:style-name="T4">2</text:span><text:span text:style-name="T5"> pts)</text:span></text:p>
            </text:list-item>
            <text:list-item>
              <text:p text:style-name="P16"><text:span text:style-name="T4">Pour chaque mois, si le nombre de produit vendu est entre 201 et 499, colorer la case en </text:span><text:span text:style-name="T9">orange</text:span> <text:span text:style-name="T5">(</text:span><text:span text:style-name="T4">2</text:span><text:span text:style-name="T5"> pts)</text:span></text:p>
            </text:list-item>
            <text:list-item>
              <text:p text:style-name="P17"><text:span text:style-name="T4">Pour chaque mois, si le nombre de produit vendu est </text:span><text:span text:style-name="T9">supérieur</text:span><text:span text:style-name="T4"> ou égal à </text:span><text:span text:style-name="T9">5</text:span><text:span text:style-name="T4">00, colorer la case en </text:span><text:span text:style-name="T9">vert</text:span> <text:span text:style-name="T5">(</text:span><text:span text:style-name="T4">2</text:span><text:span text:style-name="T5"> pts)</text:span></text:p>
            </text:list-item>
            <text:list-item>
              <text:p text:style-name="P18">Si la somme annuelle est supérieur à 5000, colorer l<text:span text:style-name="T10">es</text:span> case<text:span text:style-name="T10">s</text:span> en vert (<text:span text:style-name="T11">1</text:span> pts)</text:p>
            </text:list-item>
            <text:list-item>
              <text:p text:style-name="P19">Si la moyenne mensuelle est <text:span text:style-name="T10">supérieur à 500, colorer les cases en vert</text:span><text:span text:style-name="T12"> (</text:span>1<text:span text:style-name="T12"> pts)</text:span></text:p>
            </text:list-item>
            <text:list-item>
              <text:p text:style-name="P20">Si la case avec le texte conditionnel affiche « A relancer », colorer la case en rouge (1 pts)</text:p>
            </text:list-item>
            <text:list-item>
              <text:p text:style-name="P21">Si le CA annuel estimé est strictement inférieur à 10 000€, colorer les cases en rouge (1 pts)</text:p>
            </text:list-item>
          </text:list>
        </text:list-item>
      </text:list>
      <text:h text:style-name="P22" text:outline-level="2"><text:span text:style-name="Source_20_Text"><text:span text:style-name="T13">Création de graphique</text:span></text:span><text:span text:style-name="Source_20_Text"><text:span text:style-name="T14">s </text:span></text:span><text:span text:style-name="Source_20_Text"><text:span text:style-name="T15">(10 pts)</text:span></text:span></text:h>
      <text:p text:style-name="P23"><text:span text:style-name="Source_20_Text"><text:span text:style-name="T16"><text:tab/></text:span></text:span><text:span text:style-name="Source_20_Text"><text:span text:style-name="T17">Pour chaque étape, colorer en jaune le fond de la case du produit sélectionné</text:span></text:span></text:p>
      <text:list text:style-name="L3">
        <text:list-item>
          <text:list>
            <text:list-item>
              <text:p text:style-name="P24"><text:span text:style-name="Source_20_Text"><text:span text:style-name="T13">Sélectionner la première ligne de « </text:span></text:span><text:span text:style-name="Source_20_Text"><text:span text:style-name="T18">C</text:span></text:span><text:span text:style-name="Source_20_Text"><text:span text:style-name="T13">oncombres ».</text:span></text:span></text:p>
            </text:list-item>
            <text:list-item>
              <text:p text:style-name="P24"><text:span text:style-name="Source_20_Text"><text:span text:style-name="T13">Créer un graphique en colonnes représentant ses ventes mensuelles.</text:span></text:span></text:p>
            </text:list-item>
            <text:list-item>
              <text:p text:style-name="P24"><text:span text:style-name="Source_20_Text"><text:span text:style-name="T13">Personnaliser votre graphique :</text:span></text:span></text:p>
              <text:list>
                <text:list-item>
                  <text:p text:style-name="P24"><text:span text:style-name="Source_20_Text"><text:span text:style-name="T13">Ajouter un titre clair (ex : </text:span></text:span><text:span text:style-name="Source_20_Text"><text:span text:style-name="T19">Ventes mensuelles de Concombres</text:span></text:span><text:span text:style-name="Source_20_Text"><text:span text:style-name="T13">)</text:span></text:span></text:p>
                </text:list-item>
                <text:list-item>
                  <text:p text:style-name="P25"><text:span text:style-name="Source_20_Text"><text:span text:style-name="T20">Ajouter des titres aux axes (« Mois », « Quantité vendue »)</text:span></text:span></text:p>
                </text:list-item>
                <text:list-item>
                  <text:p text:style-name="P25"><text:span text:style-name="Source_20_Text"><text:span text:style-name="T20">Afficher les valeurs au-dessus des barres (« étiquettes de données »)</text:span></text:span></text:p>
                </text:list-item>
              </text:list>
            </text:list-item>
            <text:list-item>
              <text:p text:style-name="P26"><text:span text:style-name="Source_20_Text"><text:span text:style-name="T14">Recommencer </text:span></text:span><text:span text:style-name="Source_20_Text"><text:span text:style-name="T21">les étapes ci-dessus</text:span></text:span><text:span text:style-name="Source_20_Text"><text:span text:style-name="T14"> pour la première ligne de « Pommes »</text:span></text:span></text:p>
            </text:list-item>
            <text:list-item>
              <text:p text:style-name="P27"><text:span text:style-name="Source_20_Text"><text:span text:style-name="T14">Recommencer </text:span></text:span><text:span text:style-name="Source_20_Text"><text:span text:style-name="T21">les étapes ci-dessus</text:span></text:span><text:span text:style-name="Source_20_Text"><text:span text:style-name="T14"> pour la première ligne de « </text:span></text:span><text:span text:style-name="Source_20_Text"><text:span text:style-name="T21">Fraises</text:span></text:span><text:span text:style-name="Source_20_Text"><text:span text:style-name="T14"> »</text:span></text:span></text:p>
            </text:list-item>
            <text:list-item>
              <text:p text:style-name="P27"><text:span text:style-name="Source_20_Text"><text:span text:style-name="T14">Recommencer </text:span></text:span><text:span text:style-name="Source_20_Text"><text:span text:style-name="T21">les étapes ci-dessus</text:span></text:span><text:span text:style-name="Source_20_Text"><text:span text:style-name="T14"> pour la première ligne de « </text:span></text:span><text:span text:style-name="Source_20_Text"><text:span text:style-name="T21">Radis</text:span></text:span><text:span text:style-name="Source_20_Text"><text:span text:style-name="T14"> »</text:span></text:span></text:p>
            </text:list-item>
            <text:list-item>
              <text:p text:style-name="P27"><text:span text:style-name="Source_20_Text"><text:span text:style-name="T14">Recommencer </text:span></text:span><text:span text:style-name="Source_20_Text"><text:span text:style-name="T21">les étapes ci-dessus</text:span></text:span><text:span text:style-name="Source_20_Text"><text:span text:style-name="T14"> pour la première ligne de « </text:span></text:span><text:span text:style-name="Source_20_Text"><text:span text:style-name="T21">Salades</text:span></text:span><text:span text:style-name="Source_20_Text"><text:span text:style-name="T14"> »</text:span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6T14:28:25.745081200</meta:creation-date>
    <dc:date>2025-05-06T15:32:45.929871300</dc:date>
    <meta:editing-duration>PT56M20S</meta:editing-duration>
    <meta:editing-cycles>48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33" meta:word-count="407" meta:character-count="2221" meta:non-whitespace-character-count="1864"/>
  </office:meta>
</office:document-meta>
</file>